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style:font-name="sans-serif" fo:font-size="15pt"/>
    </style:style>
    <style:style style:name="P7" style:family="paragraph" style:parent-style-name="Standard">
      <style:paragraph-properties fo:margin-top="0cm" fo:margin-bottom="0cm"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fo:text-align="start" style:justify-single-word="false"/>
    </style:style>
    <style:style style:name="P9" style:family="paragraph" style:parent-style-name="Standard" style:list-style-name="L8">
      <style:paragraph-properties fo:margin-top="0cm" fo:margin-bottom="0cm"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ans-serif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NO_Projekt</text:p>
      <text:p text:style-name="P1">Wersja 001</text:p>
      <text:p text:style-name="P1">Zarządzanie dokumentacją</text:p>
      <text:p text:style-name="P1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0">Data modyfikacji</text:p>
          </table:table-cell>
          <table:table-cell table:style-name="Tabela1.A1" office:value-type="string">
            <text:p text:style-name="P10">Wersja</text:p>
          </table:table-cell>
          <table:table-cell table:style-name="Tabela1.A1" office:value-type="string">
            <text:p text:style-name="P10">Opis zmian</text:p>
          </table:table-cell>
          <table:table-cell table:style-name="Tabela1.D1" office:value-type="string">
            <text:p text:style-name="P10">Autor</text:p>
          </table:table-cell>
        </table:table-row>
        <table:table-row>
          <table:table-cell table:style-name="Tabela1.A2" office:value-type="date" office:date-value="2019-01-04">
            <text:p text:style-name="P10">4.01.2019</text:p>
          </table:table-cell>
          <table:table-cell table:style-name="Tabela1.B2" office:value-type="string">
            <text:p text:style-name="P10">.001</text:p>
          </table:table-cell>
          <table:table-cell table:style-name="Tabela1.B2" office:value-type="string">
            <text:p text:style-name="P10">Stworzenie pliku</text:p>
          </table:table-cell>
          <table:table-cell table:style-name="Tabela1.D2" office:value-type="string">
            <text:p text:style-name="P10">Jakub Maćkowiak</text:p>
          </table:table-cell>
        </table:table-row>
        <table:table-row>
          <table:table-cell table:style-name="Tabela1.B2" office:value-type="string">
            <text:p text:style-name="P10"/>
          </table:table-cell>
          <table:table-cell table:style-name="Tabela1.B2" office:value-type="string">
            <text:p text:style-name="P10"/>
          </table:table-cell>
          <table:table-cell table:style-name="Tabela1.B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2"/>
      <text:p text:style-name="P2"><text:span text:style-name="T3">Zasady tworzenia i utrzymywania dokumentów</text:span><text:span text:style-name="T2"> </text:span></text:p>
      <text:p text:style-name="P3"><text:span text:style-name="T1"/></text:p>
      <text:p text:style-name="P4"><text:span text:style-name="T1"><text:tab/>1. Miejsce i sposób przechowywania dokumentów.</text:span></text:p>
      <text:p text:style-name="P5"><text:tab/><text:tab/></text:p>
      <text:p text:style-name="P5"><text:tab/><text:tab/>Wszystkie dokumenty związane z projektem przechowujemy pod adresem <text:tab/><text:tab/><text:tab/><text:a xlink:type="simple" xlink:href="https://github.com/jakmac5/projektdino" text:style-name="Internet_20_link" text:visited-style-name="Visited_20_Internet_20_Link">https://github.com/jakmac5/projektdino</text:a> </text:p>
      <text:p text:style-name="P5"/>
      <text:p text:style-name="P5"><text:tab/>2. Zasady nazewnictwa plików oraz ich wersjonowania.</text:p>
      <text:p text:style-name="P5"/>
      <text:p text:style-name="P7"><text:tab/><text:tab/>Każdy plik nazywany jest według szablonu: Nazwa_pliku np. Use_case</text:p>
      <text:p text:style-name="P7"><text:tab/><text:tab/>Wersja pliku powinna być zawarta w pliku, w jego prawym górnym rogu oraz w <text:tab/><text:tab/><text:tab/>tabeli zmian.<text:line-break/><text:line-break/><text:tab/>3. Określanie szablonu dokumentów.<text:line-break/><text:line-break/> <text:tab/><text:tab/>Strona tytułowa pliku powinna zawierać marginesy oraz zaczynając od jej początku:</text:p>
      <text:p text:style-name="P7"/>
      <text:list xml:id="list4490555987934705897" text:style-name="L8">
        <text:list-item>
          <text:list>
            <text:list-item>
              <text:list>
                <text:list-header>
                  <text:p text:style-name="P9"> <text:span text:style-name="T1">Po prawej stronie (wyrównanie do prawej) w kolejności: nazwa projektu (DINO_Projekt), w następnych liniach wersje, oraz krótki opis zagadnienia.<text:line-break/><text:line-break/> Tabela zmian powinna być zawarta jako następna, na środku z odpowiednimi kolumnami: Data aktualizacji, Wersja, Opis zmian, Autor.</text:span></text:p>
                </text:list-header>
              </text:list>
            </text:list-item>
          </text:list>
        </text:list-item>
      </text:list>
      <text:p text:style-name="P8"><text:span text:style-name="T1"><text:line-break/><text:tab/><text:tab/> <text:s/>Pod tabelą należy umieścić tytuł dokumentu, wyrównany do środka z pogrubioną <text:tab/><text:tab/>czcionką o rozmiarze 24.</text:span></text:p>
      <text:p text:style-name="P8"><text:span text:style-name="T1"/></text:p>
      <text:p text:style-name="P8"><text:span text:style-name="T1"><text:tab/><text:tab/> Reszta tekstu powinna być pisana czcionką 12, ważne nagłówki mogą zostać nieco <text:tab/></text:span></text:p>
      <text:p text:style-name="P8"><text:span text:style-name="T1"><text:tab/><text:tab/>powiększone lub pogrubione, by zachować spójność stylistyczną.<text:line-break/><text:line-break/><text:tab/>4. Zasady przechowywania plików graficznych lub diagramów.<text:line-break/><text:line-break/><text:tab/><text:tab/>Pliki graficzne i diagramy mogą być przechowywane w głównym folderze <text:line-break/><text:tab/><text:tab/>projektowym lub przy ich większej ilości w osobnym folderze o adekwatnej nazwie.<text:line-break/><text:line-break/><text:tab/>5. Zasady dostępu i modyfikacji.</text:span></text:p>
      <text:p text:style-name="P8"><text:span text:style-name="T1"/></text:p>
      <text:p text:style-name="P8"><text:span text:style-name="T1"><text:tab/><text:tab/>Dostęp do plików jest swobodny, każda modyfikacja musi zostać zatwierdzona <text:line-break/><text:tab/><text:tab/>przez lidera zespołu lub osobę wyznaczoną.</text:span></text:p>
      <text:p text:style-name="P8"><text:span text:style-name="T1"/></text:p>
      <text:p text:style-name="P7"><text:line-break/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3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0T14:20:10.61</meta:creation-date>
    <meta:document-statistic meta:table-count="1" meta:image-count="0" meta:object-count="0" meta:page-count="2" meta:paragraph-count="24" meta:word-count="209" meta:character-count="1579"/>
    <dc:date>2019-01-10T15:13:57.66</dc:date>
    <meta:editing-duration>PT8M16S</meta:editing-duration>
    <meta:editing-cycles>1</meta:editing-cycles>
    <meta:generator>OpenOffice/4.1.5$Win32 OpenOffice.org_project/415m1$Build-9789</meta:generator>
  </office:meta>
</office:document-meta>
</file>